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02d1" officeooo:paragraph-rsid="001502d1"/>
    </style:style>
    <style:style style:name="P2" style:family="paragraph" style:parent-style-name="Standard">
      <style:text-properties officeooo:rsid="00165283" officeooo:paragraph-rsid="00165283"/>
    </style:style>
    <style:style style:name="P3" style:family="paragraph" style:parent-style-name="Standard">
      <style:text-properties officeooo:rsid="00165283" officeooo:paragraph-rsid="001d05f7"/>
    </style:style>
    <style:style style:name="P4" style:family="paragraph" style:parent-style-name="Standard">
      <style:text-properties officeooo:rsid="00165283" officeooo:paragraph-rsid="001d2950"/>
    </style:style>
    <style:style style:name="P5" style:family="paragraph" style:parent-style-name="Standard">
      <style:text-properties officeooo:rsid="0017bfe0" officeooo:paragraph-rsid="001b158e"/>
    </style:style>
    <style:style style:name="P6" style:family="paragraph" style:parent-style-name="Standard">
      <style:text-properties officeooo:rsid="00193d6a" officeooo:paragraph-rsid="00193d6a"/>
    </style:style>
    <style:style style:name="P7" style:family="paragraph" style:parent-style-name="Standard">
      <style:text-properties officeooo:rsid="00194642" officeooo:paragraph-rsid="00194642"/>
    </style:style>
    <style:style style:name="P8" style:family="paragraph" style:parent-style-name="Standard">
      <style:text-properties officeooo:rsid="001a6661" officeooo:paragraph-rsid="001a6661"/>
    </style:style>
    <style:style style:name="P9" style:family="paragraph" style:parent-style-name="Standard">
      <style:text-properties officeooo:rsid="001a6661" officeooo:paragraph-rsid="001b158e"/>
    </style:style>
    <style:style style:name="P10" style:family="paragraph" style:parent-style-name="Standard">
      <style:text-properties officeooo:rsid="001b158e" officeooo:paragraph-rsid="001b158e"/>
    </style:style>
    <style:style style:name="P11" style:family="paragraph" style:parent-style-name="Standard">
      <style:text-properties officeooo:rsid="001d05f7" officeooo:paragraph-rsid="001d05f7"/>
    </style:style>
    <style:style style:name="P12" style:family="paragraph" style:parent-style-name="Standard">
      <style:text-properties officeooo:rsid="001d2950" officeooo:paragraph-rsid="001d2950"/>
    </style:style>
    <style:style style:name="P13" style:family="paragraph" style:parent-style-name="Standard">
      <style:text-properties officeooo:rsid="001f1ec8" officeooo:paragraph-rsid="001f1ec8"/>
    </style:style>
    <style:style style:name="P14" style:family="paragraph" style:parent-style-name="Standard">
      <style:text-properties officeooo:rsid="001f1ec8" officeooo:paragraph-rsid="0021c752"/>
    </style:style>
    <style:style style:name="P15" style:family="paragraph" style:parent-style-name="Standard">
      <style:text-properties officeooo:rsid="002134c0" officeooo:paragraph-rsid="002134c0"/>
    </style:style>
    <style:style style:name="P16" style:family="paragraph" style:parent-style-name="Standard">
      <style:text-properties officeooo:rsid="0021b8d5" officeooo:paragraph-rsid="0021b8d5"/>
    </style:style>
    <style:style style:name="P17" style:family="paragraph" style:parent-style-name="Standard">
      <style:text-properties officeooo:rsid="0023c0c4" officeooo:paragraph-rsid="0023c0c4"/>
    </style:style>
    <style:style style:name="P18" style:family="paragraph" style:parent-style-name="Standard">
      <style:text-properties officeooo:rsid="00246952" officeooo:paragraph-rsid="00246952"/>
    </style:style>
    <style:style style:name="P19" style:family="paragraph" style:parent-style-name="Standard">
      <style:text-properties officeooo:rsid="0025720f" officeooo:paragraph-rsid="0025720f"/>
    </style:style>
    <style:style style:name="P20" style:family="paragraph" style:parent-style-name="Standard">
      <style:text-properties officeooo:rsid="00263e39" officeooo:paragraph-rsid="00263e39"/>
    </style:style>
    <style:style style:name="P21" style:family="paragraph" style:parent-style-name="Standard">
      <style:text-properties officeooo:rsid="002946db" officeooo:paragraph-rsid="002946db"/>
    </style:style>
    <style:style style:name="P22" style:family="paragraph" style:parent-style-name="Standard">
      <style:text-properties officeooo:rsid="002b12d9" officeooo:paragraph-rsid="002b12d9"/>
    </style:style>
    <style:style style:name="T1" style:family="text">
      <style:text-properties officeooo:rsid="00193d6a"/>
    </style:style>
    <style:style style:name="T2" style:family="text">
      <style:text-properties officeooo:rsid="00194642"/>
    </style:style>
    <style:style style:name="T3" style:family="text">
      <style:text-properties officeooo:rsid="001a6661"/>
    </style:style>
    <style:style style:name="T4" style:family="text">
      <style:text-properties officeooo:rsid="001b158e"/>
    </style:style>
    <style:style style:name="T5" style:family="text">
      <style:text-properties officeooo:rsid="001c4510"/>
    </style:style>
    <style:style style:name="T6" style:family="text">
      <style:text-properties officeooo:rsid="001d05f7"/>
    </style:style>
    <style:style style:name="T7" style:family="text">
      <style:text-properties officeooo:rsid="001d2950"/>
    </style:style>
    <style:style style:name="T8" style:family="text">
      <style:text-properties officeooo:rsid="001f1ec8"/>
    </style:style>
    <style:style style:name="T9" style:family="text">
      <style:text-properties officeooo:rsid="0021b8d5"/>
    </style:style>
    <style:style style:name="T10" style:family="text">
      <style:text-properties officeooo:rsid="0021c752"/>
    </style:style>
    <style:style style:name="T11" style:family="text">
      <style:text-properties officeooo:rsid="0023c0c4"/>
    </style:style>
    <style:style style:name="T12" style:family="text">
      <style:text-properties officeooo:rsid="00246952"/>
    </style:style>
    <style:style style:name="T13" style:family="text">
      <style:text-properties officeooo:rsid="00272ff8"/>
    </style:style>
    <style:style style:name="T14" style:family="text">
      <style:text-properties officeooo:rsid="002b12d9"/>
    </style:style>
    <style:style style:name="T15" style:family="text">
      <style:text-properties officeooo:rsid="002c73f8"/>
    </style:style>
    <style:style style:name="T16" style:family="text">
      <style:text-properties officeooo:rsid="002dc4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 8 au 19 janvier 2018 a eu lieu le <text:span text:style-name="T9">quatrième</text:span> projet-interpromotions de la formation SID de l'Université Paul Sabatier.</text:p>
      <text:p text:style-name="P6">Ce projet a mobilisé les étudiants de L3, M1 et M2 de la formation, <text:span text:style-name="T2">soit 90 étudiants environ.</text:span></text:p>
      <text:p text:style-name="P10">Il leur a permis de travailler sur un cas concret les connaissances en<text:span text:style-name="T8">tre autres</text:span> <text:span text:style-name="T8">en </text:span>informatique,<text:span text:style-name="T8"> statistiques et bases de données </text:span>acquises lors de la formation.</text:p>
      <text:p text:style-name="P1"/>
      <text:p text:style-name="P1">Le sujet de cette annnée consistait à créer un site Web, <text:span text:style-name="T2">nommé WATCHNEWS,</text:span> <text:span text:style-name="T2">qui </text:span>analyse des médias numériques afin de dégager les mots et les thèmes prédominants de l'actualité de la semaine <text:span text:style-name="T8">ou d'une période donnée.</text:span></text:p>
      <text:p text:style-name="P1">Ce site p<text:span text:style-name="T11">ermet également à</text:span> <text:span text:style-name="T11">l'utilisateur </text:span>d'étudier les biais de traitement des différentes sources</text:p>
      <text:p text:style-name="P2"/>
      <text:p text:style-name="P7">Précisions <text:span text:style-name="T10">concernant la méthodologie </text:span>: </text:p>
      <text:p text:style-name="P7"/>
      <text:p text:style-name="P6">La méthode choisie pour compter les mots est la suivante : si un mot apparaît plusieurs fois dans un article, il n'est comptabilisé qu'une fois pour cet article.</text:p>
      <text:p text:style-name="P6"/>
      <text:p text:style-name="P7">Lorsqu'on parle de mots de la semaine, il s'agit de <text:span text:style-name="T3">7 jours glissants. Par exemple, si on est le lundi 15 janvier, on récolte les données du lundi ? Mardi ? Janvier.</text:span></text:p>
      <text:p text:style-name="P7"/>
      <text:p text:style-name="P1">Guide de l'utilisateur :</text:p>
      <text:p text:style-name="P1"/>
      <text:p text:style-name="P6">Trois onglets apparaissent en en-tête.</text:p>
      <text:p text:style-name="P1"/>
      <text:p text:style-name="P2"><text:span text:style-name="T1">L'onglet </text:span>Accueil <text:span text:style-name="T1">permet à tout moment de revenir sur la page d'accueil du site.</text:span></text:p>
      <text:p text:style-name="P2"/>
      <text:p text:style-name="P3"><text:span text:style-name="T1">L'onglet </text:span>Thèmes <text:span text:style-name="T6">envoie sur la page Thèmes. </text:span></text:p>
      <text:p text:style-name="P3"><text:span text:style-name="T6">Cette page permet à l'utilisateur de concentrer ses recherches sur le ou les thèmes qui l'intéressent. </text:span></text:p>
      <text:p text:style-name="P11">Les informations qui s'affichent correspondent aux statistiques de la semaine.</text:p>
      <text:p text:style-name="P2"/>
      <text:p text:style-name="P4"><text:span text:style-name="T2">L'onglet </text:span>Recherche <text:span text:style-name="T7">envoie sur la page Recherche qui permet une recherche avancée.</text:span></text:p>
      <text:p text:style-name="P12"><text:span text:style-name="T8">Cela</text:span> permet <text:span text:style-name="T8">à l'utilisateur</text:span> de <text:span text:style-name="T8">réaliser</text:span> des recherches personnalisées, par mot-clé, par thèmes, et sur des périodes différentes de la semaine ou du mois.</text:p>
      <text:p text:style-name="P17">L'utilisateur peut aussi visualiser la fréquence d'apparition du mot qui l'intéresse dans les différentes sources ?</text:p>
      <text:p text:style-name="P8">La recherche peut-elle démarrer par exemple en janvier 2016 ?</text:p>
      <text:p text:style-name="P1"/>
      <text:p text:style-name="P1"/>
      <text:p text:style-name="P8">Page d'accueil </text:p>
      <text:p text:style-name="P8"/>
      <text:p text:style-name="P5"><text:span text:style-name="T4">Cette page fait apparaître les s</text:span>tatistiques de la semaine <text:span text:style-name="T4">dans l'ordre suivant </text:span>:</text:p>
      <text:p text:style-name="P5"/>
      <text:p text:style-name="P5">Top 10 des mots clés de la semaine : <text:span text:style-name="T4">f</text:span>ai<text:span text:style-name="T4">t</text:span> apparaître sous forme d'un nuage <text:span text:style-name="T1">les 10 mots qui reviennent le plus dans les articles de la semaine.</text:span></text:p>
      <text:p text:style-name="P5"/>
      <text:p text:style-name="P5">Thème le plus traité de la semaine : <text:span text:style-name="T5">fait apparaître une phrase.</text:span></text:p>
      <text:p text:style-name="P5"><text:span text:style-name="T5">Exemple : </text:span>30 % des articles de cette semaine traitent du thème "International".</text:p>
      <text:p text:style-name="P5"/>
      <text:p text:style-name="P5">Top 10 des sources de la semaine : <text:span text:style-name="T5">fait apparaître un graphique avec les 10 sources qui ont publié le plus d'articles au cours de la semaine.</text:span></text:p>
      <text:p text:style-name="P9"/>
      <text:p text:style-name="P10">Les différentes sources utilisées apparaissent au bas de la page.</text:p>
      <text:p text:style-name="P10">Lorsqu<text:span text:style-name="T16">e l'utilisateur </text:span>clique sur l'une des icônes, cela <text:span text:style-name="T16">le</text:span> renvoie sur le site correspondant.</text:p>
      <text:p text:style-name="P11"><text:soft-page-break/>Page Thèmes </text:p>
      <text:p text:style-name="P11"/>
      <text:p text:style-name="P15">Les différents thèmes apparaissent sur le côté <text:span text:style-name="T12">gauche.</text:span></text:p>
      <text:p text:style-name="P18"><text:span text:style-name="T13">L'utisateur</text:span> clique sur le thème qui <text:span text:style-name="T13">l'</text:span>intéresse.</text:p>
      <text:p text:style-name="P13">Thèmes les plus traités ?</text:p>
      <text:p text:style-name="P13">Graphique ? </text:p>
      <text:p text:style-name="P14">Un tableau fait apparaître le verbe, le nom et l'adjectif qui revient le plus fréquemment dans le thème choisi <text:span text:style-name="T10">avec la tendance de ce mot représentée à l'aide de flèches.</text:span></text:p>
      <text:p text:style-name="P14"><text:span text:style-name="T10">Ainsi, on peut savoir si sa fréquence d'apparition est inférieure, égale ou supérieure à la semaine précédente. Comparaison uniquement dans ce thème ?</text:span></text:p>
      <text:p text:style-name="P13"/>
      <text:p text:style-name="P11"/>
      <text:p text:style-name="P12">Page Recherche.</text:p>
      <text:p text:style-name="P12"/>
      <text:p text:style-name="P19">L'utilisateur entre un mot-clé et une période de recherche à l'aide de calendriers sur lesquels il clique pour sélectionner la date de début et la date de fin <text:span text:style-name="T15">pour sa recherche.</text:span></text:p>
      <text:p text:style-name="P19">En option, il peut preciser un thème et/ou une source afin de comparer les traitements par les différents sources.</text:p>
      <text:p text:style-name="P20">Diagramme ? Tableau ?</text:p>
      <text:p text:style-name="P16">Un nuage de mot associé au mot clé apparaît, <text:span text:style-name="T15">ainsi qu'une phrase.</text:span></text:p>
      <text:p text:style-name="P21">Ex : 20% articles sur Trump thème Monde qui suggèrent la peu<text:span text:style-name="T14">r(polarité)</text:span>, <text:span text:style-name="T14">subjectivité ou pas, ton grave ou pas(0 ou 1). </text:span></text:p>
      <text:p text:style-name="P22">Si c'est un nom, l'utilisateur clique dessus et renvoie vers Wikipedia ainsi que des synonym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0M24S</meta:editing-duration>
    <meta:editing-cycles>22</meta:editing-cycles>
    <meta:generator>LibreOffice/5.4.3.2$Windows_X86_64 LibreOffice_project/92a7159f7e4af62137622921e809f8546db437e5</meta:generator>
    <dc:date>2018-01-15T14:08:28.413000000</dc:date>
    <meta:document-statistic meta:table-count="0" meta:image-count="0" meta:object-count="0" meta:page-count="2" meta:paragraph-count="40" meta:word-count="597" meta:character-count="3584" meta:non-whitespace-character-count="3020"/>
    <meta:user-defined meta:name="Info 1"/>
    <meta:user-defined meta:name="Info 2"/>
    <meta:user-defined meta:name="Info 3"/>
    <meta:user-defined meta:name="Info 4"/>
  </office:meta>
</office:document-meta>
</file>